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9b51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b16e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d0c2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f47ed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3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4f68805"/>
    </style:style>
    <style:style style:name="P47" style:family="paragraph" style:parent-style-name="Standard">
      <style:text-properties officeooo:paragraph-rsid="0bad8f69"/>
    </style:style>
    <style:style style:name="P48" style:family="paragraph" style:parent-style-name="Standard">
      <style:text-properties officeooo:paragraph-rsid="0a0f7b62"/>
    </style:style>
    <style:style style:name="P4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dde9a1c" officeooo:paragraph-rsid="0dde9a1c"/>
    </style:style>
    <style:style style:name="P52" style:family="paragraph" style:parent-style-name="Standard">
      <style:text-properties officeooo:rsid="0dde9a1c" officeooo:paragraph-rsid="0f28fb61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4" style:family="paragraph" style:parent-style-name="Standard">
      <style:text-properties officeooo:rsid="0dde9a1c" officeooo:paragraph-rsid="0ddfbc49"/>
    </style:style>
    <style:style style:name="P55" style:family="paragraph" style:parent-style-name="Footnote">
      <style:text-properties officeooo:rsid="043ccc66" officeooo:paragraph-rsid="0dca2508"/>
    </style:style>
    <style:style style:name="P56" style:family="paragraph" style:parent-style-name="Footnote">
      <style:text-properties officeooo:rsid="043ccc66" officeooo:paragraph-rsid="0e5afad8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103fc298"/>
    </style:style>
    <style:style style:name="P67" style:family="paragraph" style:parent-style-name="Standard">
      <style:paragraph-properties fo:text-align="center" style:justify-single-word="false"/>
      <style:text-properties officeooo:paragraph-rsid="10411e41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Footnote">
      <style:text-properties officeooo:paragraph-rsid="0f92b562"/>
    </style:style>
    <style:style style:name="P70" style:family="paragraph" style:parent-style-name="Standard">
      <style:text-properties officeooo:paragraph-rsid="0f9ce6c3"/>
    </style:style>
    <style:style style:name="P71" style:family="paragraph" style:parent-style-name="Standard">
      <style:text-properties officeooo:paragraph-rsid="0f9ee08e"/>
    </style:style>
    <style:style style:name="P72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9" style:family="paragraph" style:parent-style-name="Footnote">
      <style:text-properties officeooo:paragraph-rsid="0fda15e0"/>
    </style:style>
    <style:style style:name="P80" style:family="paragraph" style:parent-style-name="Standard">
      <style:text-properties officeooo:paragraph-rsid="0fe106d1"/>
    </style:style>
    <style:style style:name="P81" style:family="paragraph" style:parent-style-name="Footnote">
      <style:text-properties officeooo:paragraph-rsid="102c1a0f"/>
    </style:style>
    <style:style style:name="P82" style:family="paragraph" style:parent-style-name="Standard">
      <style:text-properties officeooo:paragraph-rsid="1044b2e0"/>
    </style:style>
    <style:style style:name="P83" style:family="paragraph" style:parent-style-name="Footnote">
      <style:text-properties officeooo:paragraph-rsid="1020b286"/>
    </style:style>
    <style:style style:name="P84" style:family="paragraph" style:parent-style-name="Standard">
      <style:text-properties officeooo:paragraph-rsid="104d50c8"/>
    </style:style>
    <style:style style:name="P85" style:family="paragraph" style:parent-style-name="Standard">
      <style:text-properties officeooo:paragraph-rsid="105130c2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9a4a9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paragraph-properties fo:break-before="page"/>
      <style:text-properties officeooo:paragraph-rsid="0b0ddd8e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60322e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5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5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7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8" style:family="text">
      <style:text-properties fo:color="#000000" loext:opacity="100%" style:font-name="Liberation Sans" fo:font-size="12pt" style:font-size-asian="12pt" style:font-size-complex="12pt"/>
    </style:style>
    <style:style style:name="T19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0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1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3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f2e8f46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f2eec5c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bac438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9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officeooo:rsid="047da547"/>
    </style:style>
    <style:style style:name="T23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8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style:font-size-asian="12pt" style:font-size-complex="12pt"/>
    </style:style>
    <style:style style:name="T270" style:family="text">
      <style:text-properties style:use-window-font-color="true" loext:opacity="0%" style:font-name="Liberation Sans" officeooo:rsid="0efd8e5c"/>
    </style:style>
    <style:style style:name="T271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officeooo:rsid="04473353"/>
    </style:style>
    <style:style style:name="T27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officeooo:rsid="0aace3cd"/>
    </style:style>
    <style:style style:name="T27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8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officeooo:rsid="0f0ca65a"/>
    </style:style>
    <style:style style:name="T300" style:family="text">
      <style:text-properties officeooo:rsid="0f8f58bd"/>
    </style:style>
    <style:style style:name="T301" style:family="text">
      <style:text-properties officeooo:rsid="0f95a7a0"/>
    </style:style>
    <style:style style:name="T302" style:family="text">
      <style:text-properties style:text-underline-style="none"/>
    </style:style>
    <style:style style:name="T303" style:family="text">
      <style:text-properties style:font-name="Liberation Mono" fo:font-size="8pt" style:font-size-asian="8pt" style:font-size-complex="8pt" loext:padding="0.049cm" loext:border="0.31pt solid #000000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officeooo:rsid="1059a4a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7"><text:span text:style-name="Strong_20_Emphasis"><text:span text:style-name="T166">C</text:span></text:span><text:span text:style-name="Strong_20_Emphasis"><text:span text:style-name="T165">hecklist voor </text:span></text:span><text:span text:style-name="Strong_20_Emphasis"><text:span text:style-name="T167">de installatie</text:span></text:span><text:span text:style-name="Strong_20_Emphasis"><text:span text:style-name="T165"> van </text:span></text:span><text:span text:style-name="Strong_20_Emphasis"><text:span text:style-name="T165"><text:user-field-get text:name="Distro">Ubuntu</text:user-field-get></text:span></text:span><text:span text:style-name="Strong_20_Emphasis"><text:span text:style-name="T165"><text:s/></text:span></text:span><text:span text:style-name="Strong_20_Emphasis"><text:span text:style-name="T171"><text:user-field-get text:name="Version">24.04</text:user-field-get></text:span></text:span><text:span text:style-name="Strong_20_Emphasis"><text:span text:style-name="T169"><text:note text:id="ftn1" text:note-class="footnote"><text:note-citation>1</text:note-citation><text:note-body><text:p text:style-name="P81"><text:span text:style-name="T286">D</text:span><text:span text:style-name="T277">eze </text:span><text:span text:style-name="Strong_20_Emphasis"><text:span text:style-name="T288"><text:user-field-get text:name="Distro">Ubuntu</text:user-field-get></text:span></text:span><text:span text:style-name="T279"><text:s/></text:span><text:span text:style-name="T289"><text:user-field-get text:name="Version">24.04</text:user-field-get></text:span><text:span text:style-name="T289"><text:s/>Desktop</text:span><text:span text:style-name="T277"> (codenaam </text:span><text:span text:style-name="T285">noble</text:span><text:span text:style-name="T277">) van april</text:span><text:span text:style-name="T280"> </text:span><text:span text:style-name="Strong_20_Emphasis"><text:span text:style-name="T290"><text:user-field-get text:name="Releaseyear">2024</text:user-field-get></text:span></text:span><text:span text:style-name="T281"><text:s/></text:span><text:span text:style-name="T286">is een zogenaamde </text:span><text:span text:style-name="T277">LTS-</text:span><text:span text:style-name="T286">versie</text:span><text:span text:style-name="T277"> </text:span><text:span text:style-name="T286">(</text:span><text:span text:style-name="T277">staat voor Long-Term Support, </text:span><text:span text:style-name="T278">langetermijnondersteuning</text:span><text:span text:style-name="T286">)</text:span><text:span text:style-name="T278"> </text:span><text:span text:style-name="T287">en</text:span><text:span text:style-name="T281"> </text:span><text:span text:style-name="T277">wordt gedurende 5 jaar ondersteund tot april 202</text:span><text:span text:style-name="T285">9</text:span><text:span text:style-name="T277">, en met een </text:span><text:span text:style-name="T284">gratis persoonlijk </text:span><text:span text:style-name="T277">Ubuntu </text:span><text:span text:style-name="T282">P</text:span><text:span text:style-name="T277">ro-abonnement gedurende 1</text:span><text:span text:style-name="T283">0</text:span><text:span text:style-name="T277"> jaar tot april 203</text:span><text:span text:style-name="T285">4</text:span><text:span text:style-name="T277">.</text:span></text:p></text:note-body></text:note></text:span></text:span><text:span text:style-name="Strong_20_Emphasis"><text:span text:style-name="T170"><text:s/></text:span></text:span><text:span text:style-name="Strong_20_Emphasis"><text:span text:style-name="T172">Desktop</text:span></text:span><text:span text:style-name="Strong_20_Emphasis"><text:span text:style-name="T168">.</text:span></text:span></text:p>
      <text:p text:style-name="P14"/>
      <text:p text:style-name="P14">Dit is een invulbare PDF, afdrukken is niet noodzakelijk.</text:p>
      <text:p text:style-name="P15"/>
      <text:p text:style-name="P9"><text:span text:style-name="T19">Vul </text:span><text:span text:style-name="T18">achter</text:span><text:span text:style-name="T15"> de </text:span><text:span text:style-name="Definition"><text:span text:style-name="T299">ONDERSTREEPTE</text:span></text:span><text:span text:style-name="T1"> </text:span><text:span text:style-name="T16">woorden</text:span><text:span text:style-name="T15"> het</text:span><text:span text:style-name="Strong_20_Emphasis"><text:span text:style-name="T217"> </text:span></text:span><text:span text:style-name="Strong_20_Emphasis"><text:span text:style-name="T218">tekstvak</text:span></text:span><text:span text:style-name="T16"> </text:span><text:span text:style-name="T19">in,</text:span><text:span text:style-name="T16"> </text:span><text:span text:style-name="T236">zie </text:span><text:span text:style-name="T270">[</text:span><text:span text:style-name="T236">toelichting</text:span><text:span text:style-name="T270">]</text:span><text:span text:style-name="T16">:</text:span></text:p>
      <text:p text:style-name="P2"><text:span text:style-name="Definition"><text:span text:style-name="T23">GEBRUIKER</text:span></text:span><text:span text:style-name="T244"><text:tab/><text:tab/></text:span><text:span text:style-name="T269"> <text:tab/><text:tab/></text:span><text:span text:style-name="T245"><draw:control text:anchor-type="as-char" svg:y="-0.4cm" draw:z-index="12" draw:name="Gebruiker 2" draw:style-name="gr2" draw:text-style-name="P96" svg:width="6.4cm" svg:height="0.6cm" draw:control="control11"><svg:title>Gebruiker</svg:title><svg:desc>Volledige naam, bijv. Jan Stek</svg:desc></draw:control></text:span><text:span text:style-name="T245"><text:tab/> <text:s text:c="2"/></text:span><text:span text:style-name="T246">[</text:span><text:span text:style-name="T247">N</text:span><text:span text:style-name="T239">aam, bijv. </text:span><text:span text:style-name="T240">J</text:span><text:span text:style-name="T267">a</text:span><text:span text:style-name="T240">n </text:span><text:span text:style-name="T267">Jansen</text:span><text:span text:style-name="T268">]</text:span></text:p>
      <text:p text:style-name="P80"><text:span text:style-name="Definition"><text:span text:style-name="T238">g</text:span></text:span><text:span text:style-name="Definition">ebruikersnaam</text:span><text:span text:style-name="Definition"><text:span text:style-name="T302"><text:tab/></text:span></text:span><text:span text:style-name="T237"><draw:control text:anchor-type="as-char" svg:y="-0.4cm" draw:z-index="13" draw:name="Gberuikersnaam 3" draw:style-name="gr2" draw:text-style-name="P96" svg:width="6.4cm" svg:height="0.6cm" draw:control="control12"><svg:title>Gebruikersnaam</svg:title><svg:desc>Korte naam, bijv. jan</svg:desc></draw:control></text:span><text:span text:style-name="T237"><text:tab/> <text:s text:c="2"/></text:span><text:span text:style-name="T7">[</text:span><text:span text:style-name="T8">Gebruikers</text:span><text:span text:style-name="T6">naam, bijv. </text:span><text:span text:style-name="T178">j</text:span><text:span text:style-name="T179">a</text:span><text:span text:style-name="T178">n</text:span><text:span text:style-name="T180">]</text:span></text:p>
      <text:p text:style-name="P2"><text:span text:style-name="Definition">COMPUTERNAAM</text:span><text:span text:style-name="T249"><text:tab/><text:tab/></text:span><draw:control text:anchor-type="as-char" svg:y="-0.4cm" draw:z-index="14" draw:name="Computernaam 1" draw:style-name="gr2" draw:text-style-name="P96" svg:width="6.4cm" svg:height="0.6cm" draw:control="control13"><svg:title>Computernaam</svg:title><svg:desc>Unieke naam van de computer</svg:desc></draw:control><text:tab/> <text:s text:c="2"/><text:span text:style-name="T254">[</text:span><text:span text:style-name="T255">N</text:span><text:span text:style-name="T250">aam van de compute</text:span><text:span text:style-name="T251">r, </text:span><text:span text:style-name="T252">bijv. </text:span><text:span text:style-name="T253">pc02</text:span><text:span text:style-name="T254">]</text:span></text:p>
      <text:p text:style-name="P2"><text:span text:style-name="Definition"><text:span text:style-name="T257">GEBRUIKER</text:span></text:span><text:span text:style-name="Definition"><text:span text:style-name="T261"><text:tab/></text:span></text:span><text:span text:style-name="T256"><text:tab/></text:span><text:span text:style-name="T269"> <text:tab/><text:tab/></text:span><text:span text:style-name="T245"><draw:control text:anchor-type="as-char" svg:y="-0.4cm" draw:z-index="15" draw:name="Gebruiker 3" draw:style-name="gr2" draw:text-style-name="P96" svg:width="6.4cm" svg:height="0.6cm" draw:control="control14"><svg:title>Gebruiker</svg:title><svg:desc>Volledige naam, bijv. Jan Stek</svg:desc></draw:control></text:span><text:span text:style-name="T245"><text:tab/> <text:s text:c="2"/></text:span><text:span text:style-name="T246">[</text:span><text:span text:style-name="T248">N</text:span><text:span text:style-name="T239">aam </text:span><text:span text:style-name="T243">evt. 2</text:span><text:span text:style-name="T271">e</text:span><text:span text:style-name="T241"> gebruiker</text:span><text:span text:style-name="T242">]</text:span></text:p>
      <text:p text:style-name="P85"><text:span text:style-name="Definition"><text:span text:style-name="T257">GEBRUIKERSN</text:span></text:span><text:span text:style-name="Definition"><text:span text:style-name="T258">aa</text:span></text:span><text:span text:style-name="Definition"><text:span text:style-name="T257">M</text:span></text:span><text:span text:style-name="Definition"><text:span text:style-name="T261"><text:tab/></text:span></text:span><text:span text:style-name="T237"><draw:control text:anchor-type="as-char" svg:y="-0.4cm" draw:z-index="16" draw:name="Gberuikersnaam 4" draw:style-name="gr2" draw:text-style-name="P96" svg:width="6.4cm" svg:height="0.6cm" draw:control="control15"><svg:title>Gebruikersnaam</svg:title><svg:desc>Korte naam, bijv. jan</svg:desc></draw:control></text:span><text:span text:style-name="T237"><text:tab/> <text:s text:c="2"/></text:span><text:span text:style-name="T259">[</text:span><text:span text:style-name="T260">Gebruikers</text:span><text:span text:style-name="T259">naam</text:span><text:span text:style-name="T262"> </text:span><text:span text:style-name="T263">e</text:span><text:span text:style-name="T264">vt. 2</text:span><text:span text:style-name="T272">e</text:span><text:span text:style-name="T264"> </text:span><text:span text:style-name="T265">gebruiker</text:span><text:span text:style-name="T266">]</text:span></text:p>
      <text:p text:style-name="P1"><text:span text:style-name="T181">Vervang </text:span><text:span text:style-name="T188">de</text:span><text:span text:style-name="T181"> </text:span><text:span text:style-name="Definition"><text:span text:style-name="T24">ONDERSTREEPTE</text:span></text:span><text:span text:style-name="T181"> </text:span><text:span text:style-name="T182">woorden </text:span><text:span text:style-name="T181">in deze checklist door </text:span><text:span text:style-name="T188">d</text:span><text:span text:style-name="T189">i</text:span><text:span text:style-name="T188">e </text:span><text:span text:style-name="T187">in </text:span><text:span text:style-name="T189">het</text:span><text:span text:style-name="Strong_20_Emphasis"><text:span text:style-name="T57"> </text:span></text:span><text:span text:style-name="Strong_20_Emphasis"><text:span text:style-name="T76">tekstvak</text:span></text:span><text:span text:style-name="T181">.</text:span></text:p>
      <text:p text:style-name="P42"/>
      <text:p text:style-name="P42"/>
      <text:p text:style-name="P3"><text:span text:style-name="T192">Nog niet op Linux?</text:span><text:span text:style-name="T183"><text:tab/></text:span><text:span text:style-name="T190">G</text:span><text:span text:style-name="T184">ebruik </text:span><text:span text:style-name="Strong_20_Emphasis"><text:span text:style-name="T193">Checklist </text:span></text:span><text:span text:style-name="Strong_20_Emphasis"><text:span text:style-name="T194">overzetten</text:span></text:span><text:span text:style-name="T18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85"> onder </text:span><text:span text:style-name="T191">Linux</text:span><text:span text:style-name="T186">.</text:span></text:p>
      <text:p text:style-name="P41"><text:span text:style-name="T155">Nieuwe installatie?</text:span><text:span text:style-name="T152"><text:tab/></text:span><text:span text:style-name="T154">B</text:span><text:span text:style-name="T152">egin bij hoofdstuk </text:span><text:span text:style-name="T155"><text:bookmark-ref text:reference-format="page" text:ref-name="__RefNumPara__4009_1271708128">2</text:bookmark-ref></text:span><text:span text:style-name="T152"><text:s text:c="2"/></text:span><text:span text:style-name="T156"><text:bookmark-ref text:reference-format="text" text:ref-name="__RefNumPara__4009_1271708128">Installatie uitvoeren</text:bookmark-ref></text:span><text:span text:style-name="T153">.</text:span></text:p>
      <text:p text:style-name="P25"/>
      <text:p text:style-name="P25"/>
      <text:list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5" draw:name="Vorm3_0" draw:style-name="gr1" draw:text-style-name="P9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78"><draw:control text:anchor-type="as-char" draw:z-index="8" draw:name="Vorm3_ 2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9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5"><text:span text:style-name="User_20_Entry"><text:span text:style-name="T111">E</text:span></text:span><text:span text:style-name="User_20_Entry"><text:span text:style-name="T126">v</text:span></text:span><text:span text:style-name="User_20_Entry"><text:span text:style-name="T127">en</text:span></text:span><text:span text:style-name="User_20_Entry"><text:span text:style-name="T129">t</text:span></text:span><text:span text:style-name="User_20_Entry"><text:span text:style-name="T130">uele </text:span></text:span><text:span text:style-name="User_20_Entry"><text:span text:style-name="T131">extra </text:span></text:span><text:span text:style-name="Definition"><text:span text:style-name="T297">gebruiker</text:span></text:span><text:span text:style-name="User_20_Entry"><text:span text:style-name="T122">s</text:span></text:span><text:span text:style-name="User_20_Entry"><text:span text:style-name="T131"> aanmelden </text:span></text:span><text:span text:style-name="User_20_Entry"><text:span text:style-name="T132">en dezelfde stappen uitvoeren</text:span></text:span><text:span text:style-name="User_20_Entry"><text:span text:style-name="T128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80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3" office:value-type="string">
            <text:p text:style-name="P73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47">Super</text:span></text:span><text:span text:style-name="Strong_20_Emphasis"><text:span text:style-name="T57">-toets</text:span></text:span><text:span text:style-name="Strong_20_Emphasis"><text:span text:style-name="T36"><text:note text:id="ftn3" text:note-class="footnote"><text:note-citation>3</text:note-citation><text:note-body><text:p text:style-name="P72"><text:span text:style-name="T151">D</text:span>e <text:span text:style-name="T303">Super</text:span>-toets <text:span text:style-name="T204">is de Windows-toets, Command-toets </text:span><text:span text:style-name="T205">(Apple)</text:span><text:span text:style-name="T204">, of Vergrootglas-toets </text:span><text:span text:style-name="T205">(Chromebook)</text:span><text:span text:style-name="T204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95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4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48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5" office:value-type="string">
            <text:p text:style-name="P82"><text:span text:style-name="User_20_Entry"><text:span text:style-name="T26">wget karelzimmer.nl/</text:span></text:span><text:span text:style-name="User_20_Entry"><text:span text:style-name="T150">get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6" office:value-type="string">
            <text:p text:style-name="P82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1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6"><text:span text:style-name="Strong_20_Emphasis"><text:span text:style-name="T80"><draw:control text:anchor-type="as-char" draw:z-index="18" draw:name="Vorm 3" draw:style-name="gr1" draw:text-style-name="P95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80"><draw:control text:anchor-type="as-char" draw:z-index="19" draw:name="Vorm 4" draw:style-name="gr1" draw:text-style-name="P95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5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47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3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0">men</text:span></text:span><text:span text:style-name="Strong_20_Emphasis"><text:span text:style-name="T91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0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1">1</text:span></text:span><text:span text:style-name="Strong_20_Emphasis"><text:span text:style-name="T84"> </text:span></text:span><text:span text:style-name="Strong_20_Emphasis"><text:span text:style-name="T85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52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9"><text:bookmark-start text:name="__RefNumPara__4009_1271708128"/><text:span text:style-name="Strong_20_Emphasis"><text:span text:style-name="T195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B1" office:value-type="string">
            <text:p text:style-name="P57"><text:span text:style-name="Strong_20_Emphasis"><text:span text:style-name="T80"><draw:control text:anchor-type="as-char" draw:z-index="2" draw:name="Vorm9" draw:style-name="gr1" draw:text-style-name="P9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4"><text:span text:style-name="T198">Start de computer op vanaf</text:span><text:span text:style-name="T198"><text:note text:id="ftn4" text:note-class="footnote"><text:note-citation>1</text:note-citation><text:note-body><text:p text:style-name="P79"><text:span text:style-name="T136">B</text:span><text:span text:style-name="T137">ootmenu/</text:span><text:span text:style-name="T136">S</text:span><text:span text:style-name="T137">etup</text:span><text:span text:style-name="T135"> via </text:span><text:span text:style-name="T133">é</text:span><text:span text:style-name="T134">é</text:span><text:span text:style-name="T136">n van de </text:span><text:span text:style-name="Definition"><text:span text:style-name="T138">Veelgebruikte toetsen:</text:span></text:span><text:span text:style-name="Definition"><text:span text:style-name="T139"> </text:span></text:span><text:span text:style-name="User_20_Entry"><text:span text:style-name="T149">Esc</text:span></text:span><text:span text:style-name="User_20_Entry"><text:span text:style-name="T142">,</text:span></text:span><text:span text:style-name="Definition"><text:span text:style-name="T139"> </text:span></text:span><text:span text:style-name="User_20_Entry"><text:span text:style-name="T149">Delete</text:span></text:span><text:span text:style-name="User_20_Entry"><text:span text:style-name="T143">,</text:span></text:span><text:span text:style-name="Definition"><text:span text:style-name="T139"> </text:span></text:span><text:span text:style-name="User_20_Entry"><text:span text:style-name="T149">F1</text:span></text:span><text:span text:style-name="User_20_Entry"><text:span text:style-name="T143">,</text:span></text:span><text:span text:style-name="Definition"><text:span text:style-name="T139"> </text:span></text:span><text:span text:style-name="User_20_Entry"><text:span text:style-name="T149">F2</text:span></text:span><text:span text:style-name="User_20_Entry"><text:span text:style-name="T143">,</text:span></text:span><text:span text:style-name="Definition"><text:span text:style-name="T139"> </text:span></text:span><text:span text:style-name="User_20_Entry"><text:span text:style-name="T149">F9</text:span></text:span><text:span text:style-name="User_20_Entry"><text:span text:style-name="T143">,</text:span></text:span><text:span text:style-name="Definition"><text:span text:style-name="T139"> </text:span></text:span><text:span text:style-name="User_20_Entry"><text:span text:style-name="T149">F10</text:span></text:span><text:span text:style-name="User_20_Entry"><text:span text:style-name="T143">,</text:span></text:span><text:span text:style-name="Definition"><text:span text:style-name="T139"> </text:span></text:span><text:span text:style-name="User_20_Entry"><text:span text:style-name="T149">F11</text:span></text:span><text:span text:style-name="User_20_Entry"><text:span text:style-name="T143">,</text:span></text:span><text:span text:style-name="Definition"><text:span text:style-name="T139"> </text:span></text:span><text:span text:style-name="Definition"><text:span text:style-name="T140">o</text:span></text:span><text:span text:style-name="Definition"><text:span text:style-name="T141">f</text:span></text:span><text:span text:style-name="Definition"><text:span text:style-name="T139"> </text:span></text:span><text:span text:style-name="User_20_Entry"><text:span text:style-name="T149">F12</text:span></text:span><text:span text:style-name="User_20_Entry"><text:span text:style-name="T143">.</text:span></text:span></text:p></text:note-body></text:note></text:span><text:span text:style-name="T198"> </text:span><text:span text:style-name="T202">een </text:span><text:span text:style-name="Strong_20_Emphasis"><text:span text:style-name="T175"><text:user-field-get text:name="Distro">Ubuntu</text:user-field-get></text:span></text:span><text:span text:style-name="T197"><text:s/></text:span><text:span text:style-name="T176"><text:user-field-get text:name="Version">24.04</text:user-field-get></text:span><text:span text:style-name="T176"><text:s/></text:span><text:span text:style-name="Strong_20_Emphasis"><text:span text:style-name="T177">Desktop</text:span></text:span><text:span text:style-name="Strong_20_Emphasis"><text:span text:style-name="T104"> </text:span></text:span><text:span text:style-name="Strong_20_Emphasis"><text:span text:style-name="T105">L</text:span></text:span><text:span text:style-name="T106">ive</text:span><text:span text:style-name="T106"><text:note text:id="ftn5" text:note-class="footnote"><text:note-citation>2</text:note-citation><text:note-body><text:p text:style-name="P69"><text:span text:style-name="T273">Vanaf ee</text:span>n <text:span text:style-name="T301">L</text:span>ive <text:span text:style-name="T300">USB</text:span><text:span text:style-name="T276">-stick</text:span><text:span text:style-name="T21"> </text:span>kunt <text:span text:style-name="T273">u opstarten en</text:span> <text:span text:style-name="T17">met </text:span>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werken zonder enige bestanden op de harde schijf te wijzigen en maakt ook installatie van <text:span text:style-name="Strong_20_Emphasis"><text:span text:style-name="T206"><text:user-field-get text:name="Distro">Ubuntu</text:user-field-get></text:span></text:span><text:span text:style-name="Strong_20_Emphasis"><text:span text:style-name="T206"><text:s/></text:span></text:span>mogelijk.</text:p></text:note-body></text:note></text:span><text:span text:style-name="T106"> </text:span><text:span text:style-name="T109">USB</text:span><text:span text:style-name="T107">-stick</text:span><text:span text:style-name="T107"><text:note text:id="ftn6" text:note-class="footnote"><text:note-citation>3</text:note-citation><text:note-body><text:p text:style-name="P83"><text:span text:style-name="Strong_20_Emphasis"><text:span text:style-name="T121">Maak een opstartbare USB-stick</text:span></text:span><text:span text:style-name="Strong_20_Emphasis"><text:span text:style-name="T117">:<text:line-break/></text:span></text:span><text:span text:style-name="Strong_20_Emphasis"><text:span text:style-name="T112">Download </text:span></text:span><text:span text:style-name="Strong_20_Emphasis"><text:span text:style-name="T113">een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Desktop </text:span></text:span><text:span text:style-name="Strong_20_Emphasis"><text:span text:style-name="T123"><text:user-field-get text:name="Version">24.04</text:user-field-get></text:span></text:span><text:span text:style-name="Strong_20_Emphasis"><text:span text:style-name="T123"><text:s/></text:span></text:span><text:span text:style-name="Strong_20_Emphasis"><text:span text:style-name="T125">LTS </text:span></text:span><text:span text:style-name="Strong_20_Emphasis"><text:span text:style-name="T118">CD</text:span></text:span><text:span text:style-name="Strong_20_Emphasis"><text:span text:style-name="T120">-beeldbestand</text:span></text:span><text:span text:style-name="Strong_20_Emphasis"><text:span text:style-name="T114"> </text:span></text:span><text:span text:style-name="Strong_20_Emphasis"><text:span text:style-name="T115">(.iso) </text:span></text:span><text:span text:style-name="Strong_20_Emphasis"><text:span text:style-name="T114">vanaf </text:span></text:span><text:a xlink:type="simple" xlink:href="https://ubuntu.com/download" text:style-name="Internet_20_link" text:visited-style-name="Visited_20_Internet_20_Link"><text:span text:style-name="Strong_20_Emphasis"><text:span text:style-name="T275">ubuntu.com/download</text:span></text:span></text:a><text:span text:style-name="Strong_20_Emphasis"><text:span text:style-name="T114">.</text:span></text:span><text:span text:style-name="Strong_20_Emphasis"><text:span text:style-name="T116"><text:line-break/>De </text:span></text:span><text:span text:style-name="Strong_20_Emphasis"><text:span text:style-name="T119">ver</text:span></text:span><text:span text:style-name="Strong_20_Emphasis"><text:span text:style-name="T116">volgstappen staan beschreven in </text:span></text:span><text:span text:style-name="Strong_20_Emphasis"><text:span text:style-name="T124">Linux informatie</text:span></text:span><text:span text:style-name="Strong_20_Emphasis"><text:span text:style-name="T116">, te vinden op </text:span></text:span><text:a xlink:type="simple" xlink:href="https://karelzimmer.nl/" text:style-name="Internet_20_link" text:visited-style-name="Visited_20_Internet_20_Link"><text:span text:style-name="Strong_20_Emphasis"><text:span text:style-name="T274">karelzimmer.nl</text:span></text:span></text:a><text:span text:style-name="Strong_20_Emphasis"><text:span text:style-name="T116">, onder </text:span></text:span><text:span text:style-name="Strong_20_Emphasis"><text:span text:style-name="T124">Linux</text:span></text:span><text:span text:style-name="Strong_20_Emphasis"><text:span text:style-name="T116">.</text:span></text:span></text:p></text:note-body></text:note></text:span><text:span text:style-name="T108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/></text:span></text:p>
          </table:table-cell>
          <table:table-cell table:style-name="_32_._5f_Installatie_5f_uitvoeren.C2" office:value-type="string">
            <text:p text:style-name="P23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96">Try or Install Ubuntu</text:span></text:span><text:span text:style-name="Strong_20_Emphasis"><text:span text:style-name="T39"> </text:span></text:span><text:span text:style-name="Strong_20_Emphasis"><text:span text:style-name="T42">en druk op </text:span></text:span><text:span text:style-name="Strong_20_Emphasis"><text:span text:style-name="T47">de </text:span></text:span><text:span text:style-name="Strong_20_Emphasis"><text:span text:style-name="T148">Enter</text:span></text:span><text:span text:style-name="Strong_20_Emphasis"><text:span text:style-name="T46">-toets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3" office:value-type="string">
            <text:p text:style-name="P94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3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110"><draw:control text:anchor-type="as-char" draw:z-index="7" draw:name="Vorm 6" draw:style-name="gr1" draw:text-style-name="P95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9"><text:span text:style-name="T199">Kies</text:span><text:span text:style-name="T200"> </text:span><text:span text:style-name="T203">Nederlands</text:span><text:span text:style-name="T200"> en klik</text:span><text:span text:style-name="T201"> </text:span><text:span text:style-name="T200">op</text:span><text:span text:style-name="T199"> </text:span><text:span text:style-name="T196">Next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9"><text:span text:style-name="Strong_20_Emphasis"><text:span text:style-name="T45"><draw:control text:anchor-type="as-char" draw:z-index="24" draw:name="Vorm 10" draw:style-name="gr1" draw:text-style-name="P95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7">Bij</text:span><text:span text:style-name="T220"> </text:span><text:span text:style-name="Strong_20_Emphasis"><text:span text:style-name="T230">Kies uw toetsenbordindeling</text:span></text:span><text:span text:style-name="T220">: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86">Kies <text:span text:style-name="T304">Engels VS</text:span> en <text:span text:style-name="T305">variant</text:span> <text:span text:style-name="Strong_20_Emphasis">Engels (VS, internationaal, met doede toetsen)</text:span><text:span text:style-name="T200"> en klik</text:span><text:span text:style-name="T201"> </text:span><text:span text:style-name="T200">op</text:span><text:span text:style-name="T199"> </text:span><text:span text:style-name="T196">Next</text:span><text:span text:style-name="T199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9"><text:span text:style-name="Strong_20_Emphasis"><text:span text:style-name="T45"><draw:control text:anchor-type="as-char" draw:z-index="25" draw:name="Vorm 11" draw:style-name="gr1" draw:text-style-name="P95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1"><text:span text:style-name="T227">Bij</text:span><text:span text:style-name="T220"> </text:span><text:span text:style-name="Strong_20_Emphasis"><text:span text:style-name="T231">What apps would you like to install to start with?</text:span></text:span><text:span text:style-name="Strong_20_Emphasis"><text:span text:style-name="T213"> kies </text:span></text:span><text:span text:style-name="Strong_20_Emphasis"><text:span text:style-name="T231">Extended selection</text:span></text:span><text:span text:style-name="Strong_20_Emphasis"><text:span text:style-name="T214"> en 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><text:span text:style-name="Strong_20_Emphasis"><text:span text:style-name="T214">klik</text:span></text:span><text:span text:style-name="Strong_20_Emphasis"><text:span text:style-name="T215"> </text:span></text:span><text:span text:style-name="Strong_20_Emphasis"><text:span text:style-name="T214">op</text:span></text:span><text:span text:style-name="Strong_20_Emphasis"><text:span text:style-name="T216"> </text:span></text:span><text:span text:style-name="Strong_20_Emphasis"><text:span text:style-name="T234">Next</text:span></text:span><text:span text:style-name="Strong_20_Emphasis"><text:span text:style-name="T216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45"><draw:control text:anchor-type="as-char" draw:z-index="6" draw:name="Vorm 1" draw:style-name="gr1" draw:text-style-name="P95" svg:width="0.35cm" svg:height="0.35cm" draw:control="control5"/></text:span></text:span></text:p>
          </table:table-cell>
          <table:table-cell table:style-name="_32_._5f_Installatie_5f_uitvoeren.C14" office:value-type="string">
            <text:p text:style-name="P10"><text:span text:style-name="T227">Bij</text:span><text:span text:style-name="T220"> </text:span><text:span text:style-name="Strong_20_Emphasis"><text:span text:style-name="T228">Create your account</text:span></text:span><text:span text:style-name="T220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5" office:value-type="string">
            <text:p text:style-name="P12"><text:span text:style-name="T226">V</text:span><text:span text:style-name="T221">ul </text:span><text:span text:style-name="T222">in </text:span><text:span text:style-name="Strong_20_Emphasis"><text:span text:style-name="T228">Your</text:span></text:span><text:span text:style-name="Strong_20_Emphasis"><text:span text:style-name="T223"> n</text:span></text:span><text:span text:style-name="Strong_20_Emphasis"><text:span text:style-name="T224">am</text:span></text:span><text:span text:style-name="Strong_20_Emphasis"><text:span text:style-name="T228">e</text:span></text:span><text:span text:style-name="Strong_20_Emphasis"><text:span text:style-name="T209"> </text:span></text:span><text:span text:style-name="Definition"><text:span text:style-name="T4">gebruiker</text:span></text:span><text:span text:style-name="Strong_20_Emphasis"><text:span text:style-name="T210">, <text:line-break/></text:span></text:span><text:span text:style-name="Strong_20_Emphasis"><text:span text:style-name="T228">You</text:span></text:span><text:span text:style-name="Strong_20_Emphasis"><text:span text:style-name="T235">r</text:span></text:span><text:span text:style-name="Strong_20_Emphasis"><text:span text:style-name="T223"> </text:span></text:span><text:span text:style-name="Strong_20_Emphasis"><text:span text:style-name="T225">computer</text:span></text:span><text:span text:style-name="Strong_20_Emphasis"><text:span text:style-name="T233">'s </text:span></text:span><text:span text:style-name="Strong_20_Emphasis"><text:span text:style-name="T232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09">,<text:line-break/></text:span></text:span><text:span text:style-name="Strong_20_Emphasis"><text:span text:style-name="T229">Your username</text:span></text:span><text:span text:style-name="Strong_20_Emphasis"><text:span text:style-name="T209"> </text:span></text:span><text:span text:style-name="Definition"><text:span text:style-name="T4">gebruikersnaam</text:span></text:span><text:span text:style-name="Strong_20_Emphasis"><text:span text:style-name="T209">, </text:span></text:span><text:span text:style-name="Strong_20_Emphasis"><text:span text:style-name="T212">en</text:span></text:span><text:span text:style-name="Strong_20_Emphasis"><text:span text:style-name="T209"><text:line-break/></text:span></text:span><text:span text:style-name="Strong_20_Emphasis"><text:span text:style-name="T211">g</text:span></text:span><text:span text:style-name="Strong_20_Emphasis"><text:span text:style-name="T208">eef tweemaal een </text:span></text:span><text:span text:style-name="Strong_20_Emphasis"><text:span text:style-name="T219">wachtwoord</text:span></text:span><text:span text:style-name="Strong_20_Emphasis"><text:span text:style-name="T208">,</text:span></text:span><text:span text:style-name="Strong_20_Emphasis"><text:span text:style-name="T214"> en klik</text:span></text:span><text:span text:style-name="Strong_20_Emphasis"><text:span text:style-name="T215"> </text:span></text:span><text:span text:style-name="Strong_20_Emphasis"><text:span text:style-name="T214">op</text:span></text:span><text:span text:style-name="Strong_20_Emphasis"><text:span text:style-name="T216"> </text:span></text:span><text:span text:style-name="Strong_20_Emphasis"><text:span text:style-name="T234">Next</text:span></text:span><text:span text:style-name="Strong_20_Emphasis"><text:span text:style-name="T216">.</text:span></text:span></text:p>
          </table:table-cell>
        </table:table-row>
      </table:table>
      <text:p text:style-name="P45"><text:span text:style-name="Strong_20_Emphasis"><text:span text:style-name="T82"/></text:span></text:p>
      <text:list text:continue-numbering="true" text:style-name="L1">
        <text:list-item>
          <text:p text:style-name="P88"><text:span text:style-name="Strong_20_Emphasis"><text:span text:style-name="T97">Installatie </text:span></text:span><text:span text:style-name="Strong_20_Emphasis"><text:span text:style-name="T98">afronden</text:span></text:span></text:p>
        </text:list-item>
      </text:list>
      <text:p text:style-name="P46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80"><draw:control text:anchor-type="as-char" draw:z-index="3" draw:name="Vorm24" draw:style-name="gr1" draw:text-style-name="P95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8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8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79"><draw:control text:anchor-type="as-char" draw:z-index="10" draw:name="Vorm13_1" draw:style-name="gr1" draw:text-style-name="P95" svg:width="0.35cm" svg:height="0.35cm" draw:control="control9"/></text:span></text:span></text:p>
          </table:table-cell>
          <table:table-cell table:style-name="_33_._5f_Installatie_5f_afronden.C3" office:value-type="string">
            <text:p text:style-name="P24"><text:span text:style-name="Strong_20_Emphasis"><text:span text:style-name="T28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6"><text:span text:style-name="Strong_20_Emphasis"><text:span text:style-name="T80"><draw:control text:anchor-type="as-char" draw:z-index="20" draw:name="Vorm 5" draw:style-name="gr1" draw:text-style-name="P95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8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47">Super</text:span></text:span><text:span text:style-name="Strong_20_Emphasis"><text:span text:style-name="T65">-toets</text:span></text:span><text:span text:style-name="Strong_20_Emphasis"><text:span text:style-name="T38"><text:note text:id="ftn7" text:note-class="footnote"><text:note-citation>1</text:note-citation><text:note-body><text:p text:style-name="P44"><text:span text:style-name="T163">De </text:span><text:span text:style-name="T207">Super</text:span><text:span text:style-name="T163">-toets is de Windows-toets, Command-toets </text:span><text:span text:style-name="T164">(Apple)</text:span><text:span text:style-name="T163">, of Vergrootglas-toets </text:span><text:span text:style-name="T164">(Chromebook)</text:span><text:span text:style-name="T16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3">ter</text:span></text:span><text:span text:style-name="Strong_20_Emphasis"><text:span text:style-name="T94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95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76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48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2"><text:span text:style-name="User_20_Entry"><text:span text:style-name="T26">wget karelzimmer.nl/</text:span></text:span><text:span text:style-name="User_20_Entry"><text:span text:style-name="T150">getkz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82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9" office:value-type="string">
            <text:p text:style-name="P54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0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6"><text:span text:style-name="Strong_20_Emphasis"><text:span text:style-name="T80"><draw:control text:anchor-type="as-char" draw:z-index="21" draw:name="Vorm 7" draw:style-name="gr1" draw:text-style-name="P95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7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47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7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2">men</text:span></text:span><text:span text:style-name="Strong_20_Emphasis"><text:span text:style-name="T91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1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2">3</text:span></text:span><text:span text:style-name="Strong_20_Emphasis"><text:span text:style-name="T86"> </text:span></text:span><text:span text:style-name="Strong_20_Emphasis"><text:span text:style-name="T87">Installatie</text:span></text:span><text:span text:style-name="Strong_20_Emphasis"><text:span text:style-name="T88"> </text:span></text:span><text:span text:style-name="Strong_20_Emphasis"><text:span text:style-name="T89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3" office:value-type="string">
            <text:p text:style-name="P52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46"><text:span text:style-name="Strong_20_Emphasis"><text:span text:style-name="T40"><text:tab/></text:span></text:span></text:p>
      <text:p text:style-name="P47"><text:span text:style-name="Strong_20_Emphasis"><text:span text:style-name="T61"/></text:span></text:p>
      <text:p text:style-name="P48"><text:span text:style-name="Strong_20_Emphasis"><text:span text:style-name="T51"/></text:span></text:p>
      <text:list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80"><draw:control text:anchor-type="as-char" draw:z-index="4" draw:name="Vorm40_0" draw:style-name="gr1" draw:text-style-name="P95" svg:width="0.35cm" svg:height="0.35cm" draw:control="control3"/></text:span></text:span></text:p>
          </table:table-cell>
          <table:table-cell table:style-name="Tabel2.A1" office:value-type="string">
            <text:p text:style-name="P64"><text:span text:style-name="Strong_20_Emphasis"><text:span text:style-name="T80"><draw:control text:anchor-type="as-char" draw:z-index="9" draw:name="Vorm40_ 1" draw:style-name="gr1" draw:text-style-name="P95" svg:width="0.35cm" svg:height="0.35cm" draw:control="control8"/></text:span></text:span></text:p>
          </table:table-cell>
          <table:table-cell table:style-name="Tabel2.D1" office:value-type="string">
            <text:p text:style-name="P17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8" text:note-class="footnote"><text:note-citation>1</text:note-citation><text:note-body><text:p text:style-name="P56"><text:span text:style-name="User_20_Entry"><text:span text:style-name="T144">E</text:span></text:span><text:span text:style-name="User_20_Entry"><text:span text:style-name="T146">ventuele extra </text:span></text:span><text:span text:style-name="Definition"><text:span text:style-name="T298">gebruiker</text:span></text:span><text:span text:style-name="User_20_Entry"><text:span text:style-name="T145">s</text:span></text:span><text:span text:style-name="User_20_Entry"><text:span text:style-name="T146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79"><draw:control text:anchor-type="as-char" draw:z-index="11" draw:name="Vorm13_ 1" draw:style-name="gr1" draw:text-style-name="P95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29">Doorloop de welkomstschermen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7"><text:span text:style-name="Strong_20_Emphasis"><text:span text:style-name="T80"><draw:control text:anchor-type="as-char" draw:z-index="22" draw:name="Vorm 8" draw:style-name="gr1" draw:text-style-name="P95" svg:width="0.35cm" svg:height="0.35cm" draw:control="control21"/></text:span></text:span></text:p>
          </table:table-cell>
          <table:table-cell table:style-name="Tabel2.A1" office:value-type="string">
            <text:p text:style-name="P67"><text:span text:style-name="Strong_20_Emphasis"><text:span text:style-name="T80"><draw:control text:anchor-type="as-char" draw:z-index="23" draw:name="Vorm 9" draw:style-name="gr1" draw:text-style-name="P95" svg:width="0.35cm" svg:height="0.35cm" draw:control="control22"/></text:span></text:span></text:p>
          </table:table-cell>
          <table:table-cell table:style-name="Tabel2.D5" office:value-type="string">
            <text:p text:style-name="P22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47">Super</text:span></text:span><text:span text:style-name="Strong_20_Emphasis"><text:span text:style-name="T65">-toets</text:span></text:span><text:span text:style-name="Strong_20_Emphasis"><text:span text:style-name="T36"><text:note text:id="ftn9" text:note-class="footnote"><text:note-citation>2</text:note-citation><text:note-body><text:p text:style-name="P43"><text:span text:style-name="T163">De </text:span><text:span text:style-name="T207">Super</text:span><text:span text:style-name="T163">-toets is de Windows-toets, Command-toets </text:span><text:span text:style-name="T164">(Apple)</text:span><text:span text:style-name="T163">, of Vergrootglas-toets </text:span><text:span text:style-name="T164">(Chromebook)</text:span><text:span text:style-name="T163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2">men</text:span></text:span><text:span text:style-name="Strong_20_Emphasis"><text:span text:style-name="T91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99">Installatiem</text:span></text:span><text:span text:style-name="Strong_20_Emphasis"><text:span text:style-name="T100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21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2">4</text:span></text:span><text:span text:style-name="Strong_20_Emphasis"><text:span text:style-name="T86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53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16"><text:span text:style-name="Strong_20_Emphasis"><text:span text:style-name="T70"/></text:span></text:p>
      <text:p text:style-name="P39"/>
      <text:p text:style-name="P40"><text:span text:style-name="T157">E</text:span><text:span text:style-name="T158">inde c</text:span><text:span text:style-name="T159">hecklist, </text:span><text:span text:style-name="T160">d</text:span><text:span text:style-name="T159">e installatie van </text:span><text:span text:style-name="Strong_20_Emphasis"><text:span text:style-name="T173"><text:user-field-get text:name="Distro">Ubuntu</text:user-field-get></text:span></text:span><text:span text:style-name="T161"><text:s/></text:span><text:span text:style-name="T162"><text:user-field-get text:name="Version">24.04</text:user-field-get></text:span><text:span text:style-name="T162"><text:s/></text:span><text:span text:style-name="Strong_20_Emphasis"><text:span text:style-name="T174">Desktop</text:span></text:span><text:span text:style-name="Strong_20_Emphasis"><text:span text:style-name="T103"> </text:span></text:span><text:span text:style-name="T159">is voltooid.</text:span></text:p>
      <text:p text:style-name="P8"/>
      <text:list text:style-name="L2">
        <text:list-header>
          <text:p text:style-name="P92"><text:span text:style-name="Emphasis"><text:span text:style-name="T29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3">Karel Zimmer</text:span></text:span></text:a><text:span text:style-name="Emphasis"><text:span text:style-name="T294">.</text:span></text:span></text:p>
          <text:p text:style-name="P93"><text:span text:style-name="Emphasis"><text:span text:style-name="T296">Licentie </text:span></text:span><text:span text:style-name="Emphasis"><text:span text:style-name="T294">C</text:span></text:span><text:span text:style-name="Emphasis"><text:span text:style-name="T295">C0</text:span></text:span><text:span text:style-name="Emphasis"><text:span text:style-name="T294"> 1.0 </text:span></text:span><text:span text:style-name="Emphasis"><text:span text:style-name="T29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1"><text:s/></text:span></text:span><text:span text:style-name="Emphasis"><text:span text:style-name="T29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9-29T14:23:46.318469527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3:46.181169838</dc:date>
    <meta:keyword>Installatie</meta:keyword>
    <meta:keyword>Checklist</meta:keyword>
    <meta:keyword>Linux</meta:keyword>
    <meta:editing-cycles>6921</meta:editing-cycles>
    <meta:editing-duration>P12DT9H25M40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3" meta:word-count="519" meta:character-count="3661" meta:non-whitespace-character-count="3173"/>
    <meta:user-defined meta:name="Info 1"/>
    <meta:user-defined meta:name="Info 2"/>
    <meta:user-defined meta:name="Info 3"/>
    <meta:user-defined meta:name="Info 4"/>
  </office:meta>
</office:document-meta>
</file>